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3f388" officeooo:paragraph-rsid="0023f388"/>
    </style:style>
    <style:style style:name="P2" style:family="paragraph" style:parent-style-name="Standard">
      <style:text-properties officeooo:rsid="0025d029" officeooo:paragraph-rsid="0028f800"/>
    </style:style>
    <style:style style:name="P3" style:family="paragraph" style:parent-style-name="Standard">
      <style:text-properties officeooo:paragraph-rsid="0028f800"/>
    </style:style>
    <style:style style:name="P4" style:family="paragraph" style:parent-style-name="Standard">
      <style:text-properties officeooo:rsid="002f511e" officeooo:paragraph-rsid="002f511e"/>
    </style:style>
    <style:style style:name="P5" style:family="paragraph" style:parent-style-name="Standard">
      <style:text-properties officeooo:rsid="003f6c88" officeooo:paragraph-rsid="003f6c88"/>
    </style:style>
    <style:style style:name="P6" style:family="paragraph" style:parent-style-name="Standard">
      <style:text-properties officeooo:rsid="003f6c88" officeooo:paragraph-rsid="0044fc02"/>
    </style:style>
    <style:style style:name="P7" style:family="paragraph" style:parent-style-name="Standard">
      <style:text-properties officeooo:rsid="003f6c88" officeooo:paragraph-rsid="00555f3d"/>
    </style:style>
    <style:style style:name="P8" style:family="paragraph" style:parent-style-name="Standard">
      <style:text-properties officeooo:paragraph-rsid="003f6c88"/>
    </style:style>
    <style:style style:name="P9" style:family="paragraph" style:parent-style-name="Standard">
      <style:text-properties officeooo:rsid="0043cc68" officeooo:paragraph-rsid="0043cc68"/>
    </style:style>
    <style:style style:name="P10" style:family="paragraph" style:parent-style-name="Standard">
      <style:text-properties officeooo:paragraph-rsid="0043cc68"/>
    </style:style>
    <style:style style:name="P11" style:family="paragraph" style:parent-style-name="Standard">
      <style:text-properties officeooo:rsid="0043fa62" officeooo:paragraph-rsid="0043fa62"/>
    </style:style>
    <style:style style:name="P12" style:family="paragraph" style:parent-style-name="Standard">
      <style:text-properties officeooo:rsid="0044fc02" officeooo:paragraph-rsid="0044fc02"/>
    </style:style>
    <style:style style:name="P13" style:family="paragraph" style:parent-style-name="Standard">
      <style:text-properties officeooo:rsid="0044fc02" officeooo:paragraph-rsid="0048150d"/>
    </style:style>
    <style:style style:name="P14" style:family="paragraph" style:parent-style-name="Standard">
      <style:text-properties officeooo:paragraph-rsid="0044fc02"/>
    </style:style>
    <style:style style:name="P15" style:family="paragraph" style:parent-style-name="Standard">
      <style:text-properties officeooo:rsid="0048150d" officeooo:paragraph-rsid="0048150d"/>
    </style:style>
    <style:style style:name="P16" style:family="paragraph" style:parent-style-name="Standard">
      <style:text-properties officeooo:rsid="0048c0cd" officeooo:paragraph-rsid="0048c0cd"/>
    </style:style>
    <style:style style:name="P17" style:family="paragraph" style:parent-style-name="Standard">
      <style:text-properties officeooo:rsid="002f9036" officeooo:paragraph-rsid="0043829f"/>
    </style:style>
    <style:style style:name="P18" style:family="paragraph" style:parent-style-name="Standard">
      <style:text-properties officeooo:rsid="0043829f" officeooo:paragraph-rsid="0043829f"/>
    </style:style>
    <style:style style:name="P19" style:family="paragraph" style:parent-style-name="Standard">
      <style:text-properties officeooo:rsid="0051cc5c" officeooo:paragraph-rsid="0051cc5c"/>
    </style:style>
    <style:style style:name="P20" style:family="paragraph" style:parent-style-name="Standard">
      <style:text-properties officeooo:rsid="00520cc6" officeooo:paragraph-rsid="00520cc6"/>
    </style:style>
    <style:style style:name="P21" style:family="paragraph" style:parent-style-name="Standard">
      <style:text-properties officeooo:rsid="00555f3d" officeooo:paragraph-rsid="00555f3d"/>
    </style:style>
    <style:style style:name="P22" style:family="paragraph" style:parent-style-name="Text_20_body">
      <style:text-properties officeooo:rsid="001f458d" officeooo:paragraph-rsid="001f458d"/>
    </style:style>
    <style:style style:name="P23" style:family="paragraph" style:parent-style-name="Text_20_body">
      <style:text-properties officeooo:rsid="001f5026" officeooo:paragraph-rsid="001f5026"/>
    </style:style>
    <style:style style:name="P24" style:family="paragraph" style:parent-style-name="Text_20_body">
      <style:text-properties officeooo:rsid="002058d8" officeooo:paragraph-rsid="002058d8"/>
    </style:style>
    <style:style style:name="P25" style:family="paragraph" style:parent-style-name="Text_20_body">
      <style:text-properties officeooo:rsid="00212e2f" officeooo:paragraph-rsid="00212e2f"/>
    </style:style>
    <style:style style:name="P26" style:family="paragraph" style:parent-style-name="Text_20_body">
      <style:text-properties officeooo:rsid="0023f388" officeooo:paragraph-rsid="0023f388"/>
    </style:style>
    <style:style style:name="P27" style:family="paragraph" style:parent-style-name="Text_20_body">
      <style:text-properties officeooo:rsid="0024f02c" officeooo:paragraph-rsid="0028f800"/>
    </style:style>
    <style:style style:name="P28" style:family="paragraph" style:parent-style-name="Text_20_body">
      <style:text-properties officeooo:rsid="0028f800" officeooo:paragraph-rsid="0028f800"/>
    </style:style>
    <style:style style:name="P29" style:family="paragraph" style:parent-style-name="Text_20_body">
      <style:text-properties officeooo:rsid="002f9036" officeooo:paragraph-rsid="003d6dd1"/>
    </style:style>
    <style:style style:name="P30" style:family="paragraph" style:parent-style-name="Text_20_body">
      <style:text-properties officeooo:rsid="003f6c88" officeooo:paragraph-rsid="003f6c88"/>
    </style:style>
    <style:style style:name="P31" style:family="paragraph" style:parent-style-name="Title">
      <style:text-properties officeooo:rsid="003257ff" officeooo:paragraph-rsid="003257ff"/>
    </style:style>
    <style:style style:name="P32" style:family="paragraph" style:parent-style-name="Subtitle">
      <style:text-properties officeooo:paragraph-rsid="001d320a"/>
    </style:style>
    <style:style style:name="P33" style:family="paragraph" style:parent-style-name="Text_20_body">
      <style:text-properties officeooo:rsid="001d320a" officeooo:paragraph-rsid="0043cc68"/>
    </style:style>
    <style:style style:name="P34" style:family="paragraph" style:parent-style-name="Text_20_body">
      <style:text-properties officeooo:rsid="001f5026" officeooo:paragraph-rsid="001f5026"/>
    </style:style>
    <style:style style:name="P35" style:family="paragraph" style:parent-style-name="Standard">
      <style:text-properties officeooo:rsid="002f9036" officeooo:paragraph-rsid="00555f3d"/>
    </style:style>
    <style:style style:name="P36" style:family="paragraph" style:parent-style-name="Standard">
      <style:text-properties officeooo:rsid="0044fc02" officeooo:paragraph-rsid="0044fc02"/>
    </style:style>
    <style:style style:name="P37" style:family="paragraph" style:parent-style-name="Standard">
      <style:text-properties officeooo:rsid="0048150d" officeooo:paragraph-rsid="00555f3d"/>
    </style:style>
    <style:style style:name="P38" style:family="paragraph" style:parent-style-name="Heading_20_1">
      <style:text-properties officeooo:rsid="001d320a" officeooo:paragraph-rsid="001d320a"/>
    </style:style>
    <style:style style:name="P39" style:family="paragraph" style:parent-style-name="Heading_20_1">
      <style:text-properties officeooo:rsid="001e9a47" officeooo:paragraph-rsid="001e9a47"/>
    </style:style>
    <style:style style:name="P40" style:family="paragraph" style:parent-style-name="Heading_20_1">
      <style:text-properties officeooo:rsid="0024f02c" officeooo:paragraph-rsid="0028f800"/>
    </style:style>
    <style:style style:name="P41" style:family="paragraph" style:parent-style-name="Heading_20_1">
      <style:text-properties officeooo:rsid="001f5026" officeooo:paragraph-rsid="001f5026"/>
    </style:style>
    <style:style style:name="P42" style:family="paragraph" style:parent-style-name="Heading_20_1">
      <style:text-properties officeooo:rsid="00555f3d" officeooo:paragraph-rsid="00555f3d"/>
    </style:style>
    <style:style style:name="T1" style:family="text">
      <style:text-properties officeooo:rsid="001f5026"/>
    </style:style>
    <style:style style:name="T2" style:family="text">
      <style:text-properties officeooo:rsid="00212e2f"/>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212e2f" style:font-weight-asian="bold" style:font-weight-complex="bold"/>
    </style:style>
    <style:style style:name="T5" style:family="text">
      <style:text-properties officeooo:rsid="0024f02c"/>
    </style:style>
    <style:style style:name="T6" style:family="text">
      <style:text-properties officeooo:rsid="0025d029"/>
    </style:style>
    <style:style style:name="T7" style:family="text">
      <style:text-properties officeooo:rsid="0027be39"/>
    </style:style>
    <style:style style:name="T8" style:family="text">
      <style:text-properties officeooo:rsid="0028f800"/>
    </style:style>
    <style:style style:name="T9" style:family="text">
      <style:text-properties officeooo:rsid="002cbe83"/>
    </style:style>
    <style:style style:name="T10" style:family="text">
      <style:text-properties officeooo:rsid="002f9036"/>
    </style:style>
    <style:style style:name="T11" style:family="text">
      <style:text-properties officeooo:rsid="001d320a"/>
    </style:style>
    <style:style style:name="T12" style:family="text">
      <style:text-properties style:font-name="Liberation Sans" fo:font-size="18pt" officeooo:rsid="001d320a" style:font-name-asian="Noto Sans CJK SC" style:font-size-asian="18pt" style:font-name-complex="FreeSans" style:font-size-complex="18pt"/>
    </style:style>
    <style:style style:name="T13" style:family="text">
      <style:text-properties style:font-name="Liberation Sans" fo:font-size="18pt" officeooo:rsid="003257ff" style:font-name-asian="Noto Sans CJK SC" style:font-size-asian="18pt" style:font-name-complex="FreeSans" style:font-size-complex="18pt"/>
    </style:style>
    <style:style style:name="T14" style:family="text">
      <style:text-properties officeooo:rsid="00371d81"/>
    </style:style>
    <style:style style:name="T15" style:family="text">
      <style:text-properties officeooo:rsid="0039a1a9"/>
    </style:style>
    <style:style style:name="T16" style:family="text">
      <style:text-properties officeooo:rsid="003d6dd1"/>
    </style:style>
    <style:style style:name="T17" style:family="text">
      <style:text-properties officeooo:rsid="003f6c88"/>
    </style:style>
    <style:style style:name="T18" style:family="text">
      <style:text-properties officeooo:rsid="0043fa62"/>
    </style:style>
    <style:style style:name="T19" style:family="text">
      <style:text-properties officeooo:rsid="0044fc02"/>
    </style:style>
    <style:style style:name="T20" style:family="text">
      <style:text-properties officeooo:rsid="00465583"/>
    </style:style>
    <style:style style:name="T21" style:family="text">
      <style:text-properties officeooo:rsid="0048150d"/>
    </style:style>
    <style:style style:name="T22" style:family="text">
      <style:text-properties officeooo:rsid="004e36f0"/>
    </style:style>
    <style:style style:name="T23" style:family="text">
      <style:text-properties officeooo:rsid="0050e363"/>
    </style:style>
    <style:style style:name="T24" style:family="text">
      <style:text-properties officeooo:rsid="0051cc5c"/>
    </style:style>
    <style:style style:name="T25" style:family="text">
      <style:text-properties officeooo:rsid="00520cc6"/>
    </style:style>
    <style:style style:name="T26" style:family="text">
      <style:text-properties officeooo:rsid="00555f3d"/>
    </style:style>
    <style:style style:name="T27" style:family="text">
      <style:text-properties officeooo:rsid="005b47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asting Bit Magic</text:p>
      <text:p text:style-name="P32"><text:span text:style-name="T11">Pt. 1 </text:span><text:span text:style-name="T12">B</text:span><text:span text:style-name="T13">inary Representation and Endianness</text:span></text:p>
      <text:h text:style-name="P38" text:outline-level="1">Introduction</text:h>
      <text:p text:style-name="P33">This article began as an explanation of the “fast inverse square root algorithm” found in the source code of Quake 3 by id Software. While working on the article and receiving feedback on I realized that I would better split the article in a small series about binary representation and the floating point type. We will begin at the basics of bit representation and ending the series with some nice bit trickery with the floating point format. The goal of the articles is that beginner level programmers can understand the lower level workings of their machine. I do sincerely hope I have included enough material that also the more experienced programmer will enjoy the content. So here is the first entry!</text:p>
      <text:h text:style-name="P39" text:outline-level="1"><text:span text:style-name="T14">Binary Notation</text:span> </text:h>
      <text:p text:style-name="P22"><text:span text:style-name="T1">First we need to</text:span> understand how a <text:span text:style-name="T1">numbers look like in memory. (In these examples I will consider 32-bit variables only. Conversion to 64 bit is left to the reader as an exercise.) Let’s start with an example. Say we have the integer number 42 which in would be declared in C++ code:</text:span></text:p>
      <text:p text:style-name="P23">int32_t <text:span text:style-name="T15">answer</text:span> = 42; <text:tab/>// <text:span text:style-name="T15">To life, universe and everything…? :) </text:span></text:p>
      <text:p text:style-name="P23">As you all probably know computers work with a binary base system; a single bit which is either 1 or 0. A group of 8 bits is called a byte (by eight). The int32_t type of C++ defines a<text:span text:style-name="T27">n</text:span> integer of (at least) 32 bits so 4 bytes. As in the above example the variable “answer” in which the value of 42 is stored is encoded in binary as follows:</text:p>
      <text:p text:style-name="P24">00000000 00000000 00000000 00101010 = 2^1 + 2^3 + 2^5 = 2 + 8 + 32 = 42 </text:p>
      <text:p text:style-name="P24">The <text:span text:style-name="T26">encoding</text:span> is <text:span text:style-name="T26">based on</text:span> the position of each bit which is set. <text:span text:style-name="T26">The base </text:span>2 <text:span text:style-name="T26">is raised</text:span> to the power of the actual <text:span text:style-name="T26">bit </text:span>index position in the bit string <text:span text:style-name="T26">starting</text:span> counting from right to left. <text:span text:style-name="T26">The first position starts</text:span> at zero. In the example above this would mean: </text:p>
      <text:p text:style-name="Standard">bit index position 0 = 0 (we do nothing)</text:p>
      <text:p text:style-name="Standard">bit index position 1 = 1 → we calculate 2 ^ 1 = 2</text:p>
      <text:p text:style-name="Standard">bit index position 2 = 0 (we do nothing)</text:p>
      <text:p text:style-name="Standard">bit index position 3 = 1 → we calculate 2 ^ 3 = 8</text:p>
      <text:p text:style-name="Standard">bit index position 4 = 0 (we do nothing)</text:p>
      <text:p text:style-name="Standard">bit index position 5 = 1 → we calculate 2 ^ 5 = 32</text:p>
      <text:p text:style-name="P21">no other bits are set</text:p>
      <text:p text:style-name="P24">Adding up the intermediate results for each bit position gives 2^1 + 2^3 + 2^5 = 42.</text:p>
      <text:p text:style-name="P25">What about sign? We could declare <text:span text:style-name="T26">negative integers for example answer</text:span> = -42. The simplest solution is to use a so called sign bit. In practice this means that the utmost left bit defines the sign of the integer stored: <text:s text:c="2"/></text:p>
      <text:p text:style-name="Standard"><text:span text:style-name="T3">0</text:span>0000000 00000000 00000000 00101010 <text:span text:style-name="T2">= 42</text:span></text:p>
      <text:p text:style-name="Standard"><text:span text:style-name="T4">1</text:span>0000000 00000000 00000000 00101010 <text:span text:style-name="T2">= -42</text:span></text:p>
      <text:p text:style-name="P1"><text:soft-page-break/>(please note that processors actually use a smarter way to encode negative integers called two’s complement – this might be an interesting topic for another article)</text:p>
      <text:h text:style-name="P40" text:outline-level="1">Binary visualization</text:h>
      <text:p text:style-name="P27"><text:span text:style-name="T8">Before we continue you might want to see and </text:span>experiment with binary visualization of variables <text:span text:style-name="T8">yourself. F</text:span>eel free to use the C++ <text:span text:style-name="T7">template </text:span>below. This code is based on a snippet which I <text:span text:style-name="T16">found</text:span> on <text:span text:style-name="T15">S</text:span>tack<text:span text:style-name="T15">O</text:span>verflow <text:span text:style-name="T16">quite </text:span>some years ago.<text:span text:style-name="T8"> I made some minor stylistic changes to it</text:span>.</text:p>
      <text:p text:style-name="P3">// =-=-=-=-=-=-=-=-=-=-=-=-=-=-=-=-=-=-=-=-=-=-=-=-=-=-=-=-=-=-=-=-=-=-=-=-=-=-=-=-=-=-=-</text:p>
      <text:p text:style-name="P3">// Print binary value representation</text:p>
      <text:p text:style-name="P3">// Function splits the binary number with a space at each CHAR_BIT interval</text:p>
      <text:p text:style-name="P3">// Idea based on a StackOverflow post:</text:p>
      <text:p text:style-name="P3">// https://stackoverflow.com/questions/7349689/how-to-print-using-cout-a-number-in-binary-form</text:p>
      <text:p text:style-name="P3">//</text:p>
      <text:p text:style-name="P3">// <text:span text:style-name="T6">Usage:</text:span></text:p>
      <text:p text:style-name="P3">// <text:span text:style-name="T6">float pi = 3.14f;</text:span></text:p>
      <text:p text:style-name="P3">// <text:span text:style-name="T6">PrintBinaryRepr( pi );</text:span></text:p>
      <text:p text:style-name="P3">//</text:p>
      <text:p text:style-name="P3">// =-=-=-=-=-=-=-=-=-=-=-=-=-=-=-=-=-=-=-=-=-=-=-=-=-=-=-=-=-=-=-=-=-=-=-=-=-=-=-=-<text:span text:style-name="T5">=-=-=-</text:span></text:p>
      <text:p text:style-name="P3"><text:tab/>#include &lt;iostream&gt;</text:p>
      <text:p text:style-name="P3"><text:tab/>#include &lt;cstdint&gt;</text:p>
      <text:p text:style-name="P3"><text:tab/>#include &lt;bitset&gt;</text:p>
      <text:p text:style-name="P3"><text:tab/>#include &lt;climits&gt;</text:p>
      <text:p text:style-name="P3"/>
      <text:p text:style-name="P3"><text:tab/>template&lt;typename T&gt;</text:p>
      <text:p text:style-name="P3"><text:tab/>void PrintBinaryRepr( const T&amp; value ) { </text:p>
      <text:p text:style-name="P3"><text:tab/><text:tab/>const char* begin = reinterpret_cast&lt;const char*&gt;( &amp;value );</text:p>
      <text:p text:style-name="P3"><text:s text:c="4"/><text:tab/><text:tab/>const char* end = begin + sizeof( value );</text:p>
      <text:p text:style-name="P3"><text:s text:c="4"/></text:p>
      <text:p text:style-name="P3"><text:tab/><text:tab/>while( begin != end ) {</text:p>
      <text:p text:style-name="P3"><text:s text:c="8"/><text:tab/><text:tab/><text:tab/>std::cout &lt;&lt; std::bitset&lt;CHAR_BIT&gt;( *begin++ ) &lt;&lt; ' ';</text:p>
      <text:p text:style-name="P3"><text:tab/><text:tab/>}</text:p>
      <text:p text:style-name="P3"><text:s text:c="4"/><text:tab/><text:tab/>std::cout &lt;&lt; std::endl;</text:p>
      <text:p text:style-name="P3"><text:tab/>}</text:p>
      <text:p text:style-name="P3"/>
      <text:p text:style-name="P2">I will make <text:span text:style-name="T16">all</text:span> code <text:span text:style-name="T16">in this article</text:span> available in a small header file <text:span text:style-name="T16">and some sample code</text:span> on my Github.</text:p>
      <text:h text:style-name="P41" text:outline-level="1">The Endian<text:span text:style-name="T21">ness</text:span></text:h>
      <text:p text:style-name="P28">When you start experimenting with the template you might see <text:span text:style-name="T9">notice something.</text:span> When I run the following <text:span text:style-name="T26">code snippet</text:span> on my machine:</text:p>
      <text:p text:style-name="P4">#include “cre8Binary.hpp”</text:p>
      <text:p text:style-name="P4"/>
      <text:p text:style-name="P4">int main( int argc, char* argv[] ) {</text:p>
      <text:p text:style-name="Standard"><text:tab/>uint32_t <text:span text:style-name="T15">answer</text:span> = 42;</text:p>
      <text:p text:style-name="Standard"><text:tab/>PrintBinaryRepr( <text:span text:style-name="T15">answer</text:span> );</text:p>
      <text:p text:style-name="P4"><text:tab/>return 0;</text:p>
      <text:p text:style-name="P4">}</text:p>
      <text:p text:style-name="P26"/>
      <text:p text:style-name="P28"><text:soft-page-break/>I get the following result:</text:p>
      <text:p text:style-name="P28">00101010 00000000 00000000 00000000</text:p>
      <text:p text:style-name="P29">The byte order seems to be shifted <text:span text:style-name="T16">when compared to our encoding by hand</text:span>. This <text:span text:style-name="T16">shift in byte order</text:span> is caused by the processor hardware of the machine on which you are running the code. The byte order is called Endianness; <text:span text:style-name="T15">your machine is either</text:span> little endian <text:span text:style-name="T15">or</text:span> big endian. Due to historic reasons the two types <text:span text:style-name="T15">of Endianness</text:span> still exist nowadays. <text:span text:style-name="T17">Little endian processors stores the least significant byte (LSB) first up to the most significant byte (MSB).</text:span></text:p>
      <text:p text:style-name="P30">Looking again at our example you see that the notation we used was actually big endian. When you imagine the memory start at B1 it stores the integer in order B1 to B4 from MSB to LSB which is indeed big endian:</text:p>
      <text:p text:style-name="Standard">B1 (MSB) B2 <text:tab/> <text:s text:c="10"/><text:span text:style-name="T17">B</text:span>3<text:tab/> <text:s text:c="3"/>B4 (LSB) <text:s text:c="3"/><text:tab/></text:p>
      <text:p text:style-name="Standard">00000000 00000000 00000000 00101010 <text:span text:style-name="T17">= 42 (big endian)</text:span></text:p>
      <text:p text:style-name="P5"/>
      <text:p text:style-name="P5">A little endian processor would store the number as follows:</text:p>
      <text:p text:style-name="P8">B<text:span text:style-name="T17">4</text:span> (<text:span text:style-name="T17">L</text:span>SB) <text:s/>B<text:span text:style-name="T17">3</text:span> <text:tab/> <text:s text:c="10"/><text:span text:style-name="T17">B2</text:span><text:tab/> <text:s text:c="3"/>B<text:span text:style-name="T17">1</text:span> (<text:span text:style-name="T17">M</text:span>SB) <text:s text:c="3"/><text:tab/></text:p>
      <text:p text:style-name="P8">00101010 00000000 00000000 00000000 <text:span text:style-name="T17">= 42 (little endian)</text:span></text:p>
      <text:p text:style-name="P5"/>
      <text:p text:style-name="P7">Which result did you obtain when running the above sample? Most likely you<text:span text:style-name="T10"> obtained the same result as me because Intel and ARM processors are little endian </text:span>and those processors<text:span text:style-name="T10"> are used in most common laptops and desktops. Network protocols and the major game consoles tend to be big endian however. To conclude: endianness indicates the ordering of bytes in a multi-byte number. </text:span></text:p>
      <text:p text:style-name="P35">Is this really important to know? Apparently the compiler and target processor are taking care of the conversion so why put attention to it? Imagine the following scenario: you have written a beautiful piece of software on you laptop (little endian processor) which calculates a number and needs to interface with for example a game console (big endian processor). Your program runs it highly efficient code and comes up with the result 42 in a 32 bit integer. Since your machine is little endian it will send the the following 4 bytes:</text:p>
      <text:p text:style-name="P17">00101010 00000000 00000000 00000000 = 42 (little endian)</text:p>
      <text:p text:style-name="P18">How will the big endian game console decode these bytes? Well lets do the math:</text:p>
      <text:p text:style-name="P17">00101010 00000000 00000000 00000000 = 2 ^ 25 + 2 ^ 27 + 2 ^ 29 = 704643072</text:p>
      <text:p text:style-name="P9">This could possibly end up in <text:span text:style-name="T26">some hard to find bugs and long debugging sessions</text:span>…</text:p>
      <text:p text:style-name="P10"/>
      <text:p text:style-name="P9">The solution <text:span text:style-name="T26">to prevent this is</text:span> <text:span text:style-name="T26">straightforward at a first glance</text:span>. When you know that you are interfacing a machine with a different type of endianness you need to “<text:span text:style-name="T18">endian</text:span> swap” <text:span text:style-name="T18">multi-</text:span>byte <text:span text:style-name="T18">values</text:span>. <text:span text:style-name="T18">Endian swap routines are easy to program. You only need to understand two bit operators: shift left “&lt;&lt;” and shift right “&gt;&gt;”. For those who are not that familiar with these binary bit operators here is a quick summary of what bit-wise operators do. Let’s take a single byte for the sake of simplicity:</text:span></text:p>
      <text:p text:style-name="P9"/>
      <text:p text:style-name="P11">00101010b = 42 (note the b stands for binary system)</text:p>
      <text:p text:style-name="P11">The operator “&lt;&lt;” shifts all bits left one position: </text:p>
      <text:p text:style-name="P11">00101010 &lt;&lt; 1 = <text:span text:style-name="T19">01010100b = 84</text:span></text:p>
      <text:p text:style-name="P12">The operator “ &gt;&gt;” shifts all bits right one position:</text:p>
      <text:p text:style-name="P12">00101010 &gt;&gt; 1 = 00010101b = 21</text:p>
      <text:p text:style-name="P9"/>
      <text:p text:style-name="P12">You might notice that a single bit shift to the left is equal to multiplying the value by 2 and that a single bit shift to the right is equal to a division by two. When I started programming this was an optimizing trick to avoid “expensive” divisions and multiplications. This is also one of the reasons <text:soft-page-break/>why tile sets in old games tend to be multiples of two (e.g. 16x16 sprites); all kind of calculation optimizations were possible if bit shifts and even byte alignment were exploited.</text:p>
      <text:p text:style-name="P12"/>
      <text:p text:style-name="P12">Using these two operators it is quite easy to design a endian swap routine: </text:p>
      <text:p text:style-name="P14">B1 (MSB) B2 <text:tab/> <text:s text:c="10"/><text:span text:style-name="T17">B</text:span>3<text:tab/> <text:s text:c="3"/>B4 (LSB) <text:s text:c="3"/><text:tab/></text:p>
      <text:p text:style-name="P14">00000000 00000000 00000000 00101010 <text:span text:style-name="T17">= 42 (big-endian)</text:span></text:p>
      <text:p text:style-name="P6"/>
      <text:p text:style-name="P14">B<text:span text:style-name="T17">4</text:span> (<text:span text:style-name="T17">L</text:span>SB) <text:s/>B<text:span text:style-name="T17">3</text:span> <text:tab/> <text:s text:c="10"/><text:span text:style-name="T17">B2</text:span><text:tab/> <text:s text:c="3"/>B<text:span text:style-name="T17">1</text:span> (<text:span text:style-name="T17">M</text:span>SB) <text:s text:c="3"/><text:tab/></text:p>
      <text:p text:style-name="P12">00101010 00000000 00000000 00000000 <text:span text:style-name="T17">= 42 (little-endian)</text:span></text:p>
      <text:p text:style-name="P12"/>
      <text:p text:style-name="P13">We want to shift the first byte to the last position and the last byte to the first position (<text:span text:style-name="T20">interchange </text:span>B1 and B4) and we want to shift the middle bytes (<text:span text:style-name="T20">interchange </text:span>B2 and B3). To shift the first byte <text:span text:style-name="T20">B1</text:span> to the last position <text:span text:style-name="T20">we need to bit shift that value 24 bits to the right. The same for the last byte B4 but we need to shift it 24 bits to the left. B2 and B3 are interchanged by shifting them 8 bits right and left respectively. </text:span></text:p>
      <text:p text:style-name="P15">The challenge is how to “select” only one particular byte in a 4 byte number. If you have the following binary value:</text:p>
      <text:p text:style-name="P16"/>
      <text:p text:style-name="P16">B1 <text:tab/> <text:s text:c="5"/>B2<text:tab/> <text:s text:c="10"/>B3<text:tab/> <text:s text:c="3"/>B4</text:p>
      <text:p text:style-name="P15">01010101 00000000 10101010 00000000b </text:p>
      <text:p text:style-name="P15"/>
      <text:p text:style-name="P15">Applying the algorithm above you would shift the left byte B1 to the position of B4, however using the bit shift right operator “&gt;&gt;” for 24 bits would also shift B3 24 bits to the left and this will cause an underflow. Therefore we are going to “mask” the bits we want to move before we do the <text:span text:style-name="T23">actual</text:span> bit shift. Masking is an <text:span text:style-name="T23">well-known</text:span> technique and is based on two other binary operators &amp; - logical and - and | (logical or). <text:span text:style-name="T24">A quick recap of both operators:</text:span></text:p>
      <text:p text:style-name="P19">Logical “And” sets a bit if both bits <text:span text:style-name="T25">of the expression</text:span> are set (1):</text:p>
      <text:p text:style-name="P19">0110 1010 &amp; 1001 1111 = 0000 1010 </text:p>
      <text:p text:style-name="P19">Logical “Or” sets a bit one or both bits in the expression are set (1):</text:p>
      <text:p text:style-name="P19">0110 1010 | 1001 1111 = 1111 1111</text:p>
      <text:p text:style-name="P15"><text:s/></text:p>
      <text:p text:style-name="P20">If we want to shift only the most right byte (B4) in our example we will need to use a mask what “selects” that byte. If we would “&amp;” this value with the mask and shift the result 24 bits to the left we would get the desired result. Since typing binary multi-bytes is quite work-intensive normally a hexadecimal base is used. I assume the reader is aware of hexadecimal numbers. </text:p>
      <text:p text:style-name="P20">So the masking will look like:</text:p>
      <text:p text:style-name="P20">value &amp; <text:span text:style-name="T21">00000000 00000000 00000000 </text:span>11111111 =</text:p>
      <text:p text:style-name="P20">value &amp; 0x000000FF</text:p>
      <text:p text:style-name="P13"/>
      <text:p text:style-name="P20">We repeat this method for each byte and combine the result with an logical “or”. </text:p>
      <text:p text:style-name="P13"/>
      <text:p text:style-name="P15">Finally <text:span text:style-name="T26">the</text:span> code:</text:p>
      <text:p text:style-name="P12"/>
      <text:p text:style-name="P12">uint32_t EndianSwap( <text:span text:style-name="T22">u</text:span>int32_t value ) {</text:p>
      <text:p text:style-name="P12"><text:tab/>return <text:s/>(( value &amp; 0x000000FF ) &lt;&lt; 24 )<text:tab/><text:tab/>// <text:span text:style-name="T25">most right byte to first position</text:span></text:p>
      <text:p text:style-name="P12"><text:s/><text:tab/><text:tab/>| <text:s text:c="2"/>(( value &amp; 0x0000FF00 ) &lt;&lt; 8 )<text:tab/><text:tab/>// <text:span text:style-name="T25">switch inner two bytes</text:span></text:p>
      <text:p text:style-name="P12"><text:tab/><text:tab/>| <text:s text:c="2"/>(( value &amp; 0x00FF0000 ) &gt;&gt; 8 )<text:tab/><text:tab/>// <text:span text:style-name="T25">other inner byte to right 1 position</text:span></text:p>
      <text:p text:style-name="P12"><text:s/><text:tab/><text:tab/>| <text:s text:c="2"/>(( value &amp; 0xFF000000 ) &gt;&gt; 24 );<text:tab/><text:tab/>// <text:span text:style-name="T25">most left byte to last position</text:span></text:p>
      <text:p text:style-name="P12"><text:s/>}</text:p>
      <text:p text:style-name="P21"/>
      <text:p text:style-name="P21"><text:soft-page-break/>Please note that the above endian swap method works for simple integers and a similar method can be written for floats (see the source code on Github). But in the case of more complex data structures careful consideration of the values that need to be endian swapped is required. </text:p>
      <text:h text:style-name="P42" text:outline-level="1">What is next?</text:h>
      <text:p text:style-name="P37">This concludes the first entry in which binary encoding and endianness were presented.</text:p>
      <text:p text:style-name="P37">In the next article the floating point format encoding is discussed which will brings us another step closer to understanding the “Fast Inverse Square Root” algorithm in the Quake 3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5T19:12:24.605646561</meta:creation-date>
    <meta:generator>LibreOffice/6.4.5.2$Windows_X86_64 LibreOffice_project/a726b36747cf2001e06b58ad5db1aa3a9a1872d6</meta:generator>
    <dc:date>2020-07-05T13:57:15.195000000</dc:date>
    <meta:editing-duration>PT3H54M19S</meta:editing-duration>
    <meta:editing-cycles>28</meta:editing-cycles>
    <meta:document-statistic meta:table-count="0" meta:image-count="0" meta:object-count="0" meta:page-count="5" meta:paragraph-count="111" meta:word-count="1876" meta:character-count="10604" meta:non-whitespace-character-count="8645"/>
  </office:meta>
</office:document-meta>
</file>